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603e"/>
    </style:style>
    <style:style style:name="T4" style:family="text">
      <style:text-properties officeooo:rsid="00132254"/>
    </style:style>
    <style:style style:name="T5" style:family="text">
      <style:text-properties officeooo:rsid="00149953"/>
    </style:style>
    <style:style style:name="T6" style:family="text">
      <style:text-properties officeooo:rsid="0014e90c"/>
    </style:style>
    <style:style style:name="T7" style:family="text">
      <style:text-properties officeooo:rsid="00168fce"/>
    </style:style>
    <style:style style:name="T8" style:family="text">
      <style:text-properties officeooo:rsid="00177945"/>
    </style:style>
    <style:style style:name="T9" style:family="text">
      <style:text-properties officeooo:rsid="0019146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Zadani</text:span>: <draw:frame draw:style-name="fr1" draw:name="Objekt1" text:anchor-type="as-char" svg:width="1.967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- pozorovani: diferencialni rovnice není linearni.</text:p>
      <text:p text:style-name="Standard"/>
      <text:p text:style-name="Standard"/>
      <text:p text:style-name="Standard"/>
      <text:p text:style-name="Standard"><text:span text:style-name="T1">Reseni</text:span>:</text:p>
      <text:p text:style-name="Standard">- resenim je rovnice <draw:frame draw:style-name="fr1" draw:name="Objekt2" text:anchor-type="as-char" svg:width="2.177cm" svg:height="0.504cm" draw:z-index="1"><draw:object xlink:href="./Object 2" xlink:type="simple" xlink:show="embed" xlink:actuate="onLoad"/><draw:image xlink:href="./ObjectReplacements/Object 2" xlink:type="simple" xlink:show="embed" xlink:actuate="onLoad"/></draw:frame>(snadno se overi zderivovanim).</text:p>
      <text:p text:style-name="Standard"><text:span text:style-name="T3">- v zadani je odmocnina z y, tudiz</text:span><text:span text:style-name="T3"><draw:frame draw:style-name="fr1" draw:name="Object1" text:anchor-type="as-char" svg:width="1.037cm" svg:height="0.467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3">.</text:span></text:p>
      <text:p text:style-name="Standard"><text:span text:style-name="T6"/></text:p>
      <text:p text:style-name="Standard"/>
      <text:p text:style-name="Standard">- metodou <text:span text:style-name="T2">separace promennych</text:span>:</text:p>
      <text:p text:style-name="Standard">do zadani dosadime<draw:frame draw:style-name="fr1" draw:name="Objekt3" text:anchor-type="as-char" svg:width="1.413cm" svg:height="0.997cm" draw:z-index="2"><draw:object xlink:href="./Object 3" xlink:type="simple" xlink:show="embed" xlink:actuate="onLoad"/><draw:image xlink:href="./ObjectReplacements/Object 3" xlink:type="simple" xlink:show="embed" xlink:actuate="onLoad"/></draw:frame>:</text:p>
      <text:p text:style-name="Standard"><draw:frame draw:style-name="fr1" draw:name="Objekt4" text:anchor-type="as-char" svg:width="3.455cm" svg:height="2.055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kt7" text:anchor-type="as-char" svg:y="0.123cm" svg:width="1.034cm" svg:height="0.467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v tomto okamziku jsou promenne x a y separovany (oddeleny). Pokracujme:</text:p>
      <text:p text:style-name="Standard"><draw:frame draw:style-name="fr2" draw:name="Objekt5" text:anchor-type="as-char" svg:y="-0.309cm" svg:width="4.219cm" svg:height="1.559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text:span text:style-name="T8">konstanta c je samozrejme realne cislo. L</text:span><text:span text:style-name="T7">eva strana (odmocnina z y) musí byt kladna, prava tedy taky:</text:span></text:p>
      <text:p text:style-name="Standard"><draw:frame draw:style-name="fr1" draw:name="Object3" text:anchor-type="as-char" svg:width="3.56cm" svg:height="0.467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text:span text:style-name="T8">graf funkce, kterou jsme vypocitaly, je leva (klesajici) pulka funkce</text:span><text:span text:style-name="T8"><draw:frame draw:style-name="fr1" draw:name="Object4" text:anchor-type="as-char" svg:width="2.05cm" svg:height="0.543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8">dotykajici se osy x v bode c </text:span><text:span text:style-name="T9">(bez bodu c)</text:span><text:span text:style-name="T8">.</text:span></text:p>
      <text:p text:style-name="Standard"><text:span text:style-name="T4"/></text:p>
      <text:p text:style-name="Standard"><text:span text:style-name="T4">- po dosazeni do zadane rovnice y=0 vyjde 0=0, tedy y muze byt nula a</text:span><text:span text:style-name="T4"><draw:frame draw:style-name="fr1" draw:name="Object2" text:anchor-type="as-char" svg:width="1.081cm" svg:height="0.467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4">. </text:span></text:p>
      <text:p text:style-name="Standard"><text:span text:style-name="T4"/></text:p>
      <text:p text:style-name="Standard"><text:span text:style-name="T4">→ celkove se funkce y sklada z leve casti funkce</text:span><text:span text:style-name="T4"><draw:frame draw:style-name="fr1" draw:name="Objekt8" text:anchor-type="as-char" svg:width="1.441cm" svg:height="0.543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4">a od bodu c (vcetne) pokracuje funkce po ose x do nekonecna.</text:span></text:p>
      <text:p text:style-name="Standard"/>
      <text:p text:style-name="Standard"/>
      <text:p text:style-name="Standard">- metodu <text:span text:style-name="T2">variace konstant</text:span> nemohu pouzit, protože zadanou diferencialni rovnici nemohu vyjadrit ve tvaru<draw:frame draw:style-name="fr1" draw:name="Objekt6" text:anchor-type="as-char" svg:width="2.051cm" svg:height="0.527cm" draw:z-index="4"><draw:object xlink:href="./Object 6" xlink:type="simple" xlink:show="embed" xlink:actuate="onLoad"/><draw:image xlink:href="./ObjectReplacements/Object 6" xlink:type="simple" xlink:show="embed" xlink:actuate="onLoad"/></draw:frame>, kde P, Q jsou spojite funkce promenne x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1-06T17:39:42.25</meta:creation-date>
    <dc:date>2011-01-10T23:17:17.82</dc:date>
    <meta:editing-duration>PT04H16M23S</meta:editing-duration>
    <meta:editing-cycles>21</meta:editing-cycles>
    <meta:generator>OpenOffice.org/3.1$Win32 OpenOffice.org_project/310m19$Build-9420</meta:generator>
    <meta:document-statistic meta:table-count="0" meta:image-count="0" meta:object-count="12" meta:page-count="1" meta:paragraph-count="16" meta:word-count="142" meta:character-count="820"/>
  </office:meta>
</office:document-meta>
</file>

<file path=Object 1/content.xml><?xml version="1.0" encoding="utf-8"?>
<math xmlns="http://www.w3.org/1998/Math/MathML">
  <semantics>
    <mrow>
      <mrow>
        <msup>
          <mi>y</mi>
          <mi>'</mi>
        </msup>
        <mi mathvariant="normal">=</mi>
        <mrow>
          <mi mathvariant="normal">−</mi>
          <mn>2</mn>
        </mrow>
      </mrow>
      <msqrt>
        <mi>y</mi>
      </msqrt>
    </mrow>
    <annotation encoding="StarMath 5.0">y^{'}=-2 sqrt{y}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=</math:mo>
      <math:msup>
        <math:mrow>
          <math:mo math:stretchy="false">(</math:mo>
          <math:mrow>
            <math:mi>c</math:mi>
            <math:mo math:stretchy="false">−</math:mo>
            <math:mi>x</math:mi>
          </math:mrow>
          <math:mo math:stretchy="false">)</math:mo>
        </math:mrow>
        <math:mn>2</math:mn>
      </math:msup>
    </math:mrow>
    <math:annotation math:encoding="StarMath 5.0">y=(c-x)^{2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y</math:mi>
      <math:mo math:stretchy="false">≠</math:mo>
      <math:mn>0</math:mn>
    </math:mrow>
    <math:annotation math:encoding="StarMath 5.0">y &lt;&gt; 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row>
          <math:mi>c</math:mi>
          <math:mo math:stretchy="false">−</math:mo>
          <math:mi>x</math:mi>
        </math:mrow>
        <math:mo math:stretchy="false">)</math:mo>
      </math:mrow>
      <math:mn>2</math:mn>
    </math:msup>
    <math:annotation math:encoding="StarMath 5.0">(c-x)^{2}</math:annotation>
  </math:semantics>
</math:math>
</file>

<file path=Object 2/content.xml><?xml version="1.0" encoding="utf-8"?>
<math xmlns="http://www.w3.org/1998/Math/MathML">
  <semantics>
    <mrow>
      <msqrt>
        <mi>y</mi>
      </msqrt>
      <mi mathvariant="normal">=</mi>
      <mrow>
        <mrow>
          <mi mathvariant="normal">−</mi>
          <mi>x</mi>
        </mrow>
        <mo stretchy="false">+</mo>
        <mi>c</mi>
      </mrow>
    </mrow>
    <annotation encoding="StarMath 5.0">sqrt{y}=-x+c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p>
        <math:mi>y</math:mi>
        <math:mi>'</math:mi>
      </math:msup>
      <math:mo math:stretchy="false">=</math:mo>
      <math:mfrac>
        <math:mi math:fontstyle="italic">dy</math:mi>
        <math:mi math:fontstyle="italic">dx</math:mi>
      </math:mfrac>
    </math:mrow>
    <math:annotation math:encoding="StarMath 5.0">y^{'}={dy} over {dx} </math:annotation>
  </math:semantics>
</math:math>
</file>

<file path=Object 4/content.xml><?xml version="1.0" encoding="utf-8"?>
<math xmlns="http://www.w3.org/1998/Math/MathML">
  <semantics>
    <mtable>
      <mtr>
        <mtd>
          <mrow>
            <mrow>
              <mfrac>
                <mi mathvariant="italic">dy</mi>
                <mi mathvariant="italic">dx</mi>
              </mfrac>
              <mi mathvariant="normal">=</mi>
              <mrow>
                <mrow>
                  <mo stretchy="false">(</mo>
                  <mrow>
                    <mi mathvariant="normal">−</mi>
                    <mn>1</mn>
                  </mrow>
                  <mo stretchy="false">)</mo>
                </mrow>
                <mi mathvariant="normal">∗</mi>
                <mn>2</mn>
              </mrow>
            </mrow>
            <msqrt>
              <mi>y</mi>
            </msqrt>
          </mrow>
        </mtd>
      </mtr>
      <mtr>
        <mtd>
          <mrow>
            <mrow>
              <mo stretchy="false">(</mo>
              <mfrac>
                <mn>1</mn>
                <mrow>
                  <mn>2</mn>
                  <msqrt>
                    <mi>y</mi>
                  </msqrt>
                </mrow>
              </mfrac>
              <mo stretchy="false">)</mo>
            </mrow>
            <mrow>
              <mi mathvariant="italic">dy</mi>
              <mi mathvariant="normal">=</mi>
              <mrow>
                <mo stretchy="false">(</mo>
                <mrow>
                  <mi mathvariant="normal">−</mi>
                  <mn>1</mn>
                </mrow>
                <mo stretchy="false">)</mo>
              </mrow>
            </mrow>
            <mi mathvariant="italic">dx</mi>
          </mrow>
        </mtd>
      </mtr>
    </mtable>
    <annotation encoding="StarMath 5.0">{dy} over {dx}=(-1)*2 sqrt{y} 
newline 
({1} over {2 sqrt{y}} )dy=(-1)dx 
</annotation>
  </semantics>
</math>
</file>

<file path=Object 5/content.xml><?xml version="1.0" encoding="utf-8"?>
<math xmlns="http://www.w3.org/1998/Math/MathML">
  <semantics>
    <mtable>
      <mtr>
        <mtd>
          <mrow>
            <mrow>
              <mi mathvariant="normal">∫</mi>
              <mrow>
                <mo stretchy="false">(</mo>
                <mfrac>
                  <mn>1</mn>
                  <mrow>
                    <mn>2</mn>
                    <msqrt>
                      <mi>y</mi>
                    </msqrt>
                  </mrow>
                </mfrac>
                <mo stretchy="false">)</mo>
              </mrow>
            </mrow>
            <mrow>
              <mi mathvariant="italic">dy</mi>
              <mi mathvariant="normal">=</mi>
              <mrow>
                <mi mathvariant="normal">∫</mi>
                <mrow>
                  <mo stretchy="false">(</mo>
                  <mrow>
                    <mi mathvariant="normal">−</mi>
                    <mn>1</mn>
                  </mrow>
                  <mo stretchy="false">)</mo>
                </mrow>
              </mrow>
            </mrow>
            <mi mathvariant="italic">dx</mi>
          </mrow>
        </mtd>
      </mtr>
      <mtr>
        <mtd>
          <mrow>
            <msqrt>
              <mi>y</mi>
            </msqrt>
            <mi mathvariant="normal">=</mi>
            <mrow>
              <mrow>
                <mi mathvariant="normal">−</mi>
                <mi>x</mi>
              </mrow>
              <mo stretchy="false">+</mo>
              <mi>c</mi>
            </mrow>
          </mrow>
        </mtd>
      </mtr>
    </mtable>
    <annotation encoding="StarMath 5.0">int({1} over {2 sqrt{y}})dy=int (-1)dx 
newline 
sqrt{y}=-x+c
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y</math:mi>
          <math:mi>'</math:mi>
        </math:msup>
        <math:mo math:stretchy="false">+</math:mo>
        <math:mi math:fontstyle="italic">Py</math:mi>
      </math:mrow>
      <math:mo math:stretchy="false">=</math:mo>
      <math:mi>Q</math:mi>
    </math:mrow>
    <math:annotation math:encoding="StarMath 5.0">y^{'}+Py=Q </math:annotation>
  </math:semantics>
</math:math>
</file>

<file path=Object 7/content.xml><?xml version="1.0" encoding="utf-8"?>
<math xmlns="http://www.w3.org/1998/Math/MathML">
  <semantics>
    <mrow>
      <mi>y</mi>
      <mo stretchy="false">≥</mo>
      <mn>0</mn>
    </mrow>
    <annotation encoding="StarMath 5.0">y geslant 0 </annotation>
  </semantics>
</math>
</file>

<file path=Object 8/content.xml><?xml version="1.0" encoding="utf-8"?>
<math xmlns="http://www.w3.org/1998/Math/MathML">
  <semantics>
    <mrow>
      <mi>x</mi>
      <mi mathvariant="normal">∈</mi>
      <mi mathvariant="normal">ℝ</mi>
    </mrow>
    <annotation encoding="StarMath 5.0">x in setR  </annotation>
  </semantics>
</math>
</file>

<file path=Object 9/content.xml><?xml version="1.0" encoding="utf-8"?>
<math xmlns="http://www.w3.org/1998/Math/MathML">
  <semantics>
    <mrow>
      <mrow>
        <mrow>
          <mrow>
            <mi mathvariant="normal">−</mi>
            <mi>x</mi>
          </mrow>
          <mo stretchy="false">+</mo>
          <mi>c</mi>
        </mrow>
        <mo stretchy="false">&gt;</mo>
        <mn>0</mn>
      </mrow>
      <mi/>
      <mo stretchy="false">→</mo>
      <mi/>
      <mrow>
        <mi>x</mi>
        <mo stretchy="false">&lt;</mo>
        <mi>c</mi>
      </mrow>
    </mrow>
    <annotation encoding="StarMath 5.0">-x+c&gt;0 ~rightarrow ~ x&lt;c</annotation>
  </semantics>
</math>
</file>